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48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3.175cm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text-align="justify" style:justify-single-word="false" style:page-number="auto" fo:break-before="pag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font-name="Arial" style:font-name-asian="Courier New" style:font-name-complex="Courier New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PCF#%</text:p>
      <text:p text:style-name="P6">%#include decisionNonValide#%</text:p>
      <text:p text:style-name="P6"/>
      <text:p text:style-name="P5"/>
      <text:p text:style-name="P12">%=TitreDocument=%</text:p>
      <text:p text:style-name="P7"/>
      <text:p text:style-name="P7"/>
      <text:p text:style-name="P7"/>
      <text:p text:style-name="P7"/>
      <text:p text:style-name="P11">%=Requerant=%</text:p>
      <text:p text:style-name="P9">%=AyantDroit=%</text:p>
      <text:p text:style-name="P5"/>
      <text:p text:style-name="P9">%=DateDecision=%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%=TexteAnnee=%</text:p>
          </table:table-cell>
          <table:table-cell table:style-name="Table1.B1" office:value-type="string">
            <text:p text:style-name="P14">%=TexteNumDecision=%</text:p>
          </table:table-cell>
        </table:table-row>
        <table:table-row table:style-name="Table1.1">
          <table:table-cell table:style-name="Table1.A2" office:value-type="string">
            <text:p text:style-name="P14">%=Annee=%</text:p>
          </table:table-cell>
          <table:table-cell table:style-name="Table1.B2" office:value-type="string">
            <text:p text:style-name="P14">%=NumDecision=%</text:p>
          </table:table-cell>
        </table:table-row>
      </table:table>
      <text:p text:style-name="P5"/>
      <text:p text:style-name="P5"/>
      <text:p text:style-name="P9">%=TitreTiers=%</text:p>
      <text:p text:style-name="P5"/>
      <text:p text:style-name="P9">%=Paragraphe1=%</text:p>
      <text:p text:style-name="P5"/>
      <text:p text:style-name="P9">%=Paragraphe2=%</text:p>
      <text:p text:style-name="P5"/>
      <text:p text:style-name="P16"><text:span text:style-name="T1">%=</text:span><text:span text:style-name="T2">TitreRemarque=</text:span><text:span text:style-name="T1">%</text:span></text:p>
      <text:p text:style-name="P10">%=RemarqueDebut=% <text:span text:style-name="T3">%=RemarqueSouligne=%</text:span><text:span text:style-name="T4"> </text:span>%=RemarqueFin=%</text:p>
      <text:p text:style-name="P5"/>
      <text:p text:style-name="P9">%=Salutations=%</text:p>
      <text:p text:style-name="P5"/>
      <text:p text:style-name="P2">%#include signatureStandard#%</text:p>
      <text:p text:style-name="P3"/>
      <text:p text:style-name="P3"/>
      <text:p text:style-name="P13">%=pushToEnd()=%</text:p>
      <text:p text:style-name="P4">%=TitreReclamation=%</text:p>
      <text:p text:style-name="P3">%=TexteReclamation=%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%=Copie=%</text:p>
          </table:table-cell>
          <table:table-cell table:style-name="Tableau1.A1" office:value-type="string">
            <text:p text:style-name="P15">%=TexteCopie=%</text:p>
          </table:table-cell>
        </table:table-row>
      </table:table>
      <text:p text:style-name="P8"/>
      <text:p text:style-name="P17"/>
      <text:p text:style-name="P18">%#include tableauDecompteFactureMaladiePerseus#%</text:p>
      <text:p text:style-name="P18">%#include tableauDecompteFactureGardePerseus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Arial" fo:font-size="9pt" style:font-size-asian="9pt" style:font-size-complex="9pt"/>
    </style:style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%=TexteNbrPage=% <text:page-count>3</text:page-count> %=SuiteTexteNbrPag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9-12T09:27:49</dc:date>
    <meta:printed-by>Mike Boillat</meta:printed-by>
    <meta:print-date>2011-08-24T09:50:41</meta:print-date>
    <meta:editing-cycles>100</meta:editing-cycles>
    <meta:editing-duration>PT10H50M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25" meta:word-count="33" meta:character-count="539"/>
  </office:meta>
</office:document-meta>
</file>